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8824a" officeooo:paragraph-rsid="0018824a"/>
    </style:style>
    <style:style style:name="P2" style:family="paragraph" style:parent-style-name="Standard">
      <style:text-properties officeooo:rsid="0018824a" officeooo:paragraph-rsid="0018824a"/>
    </style:style>
    <style:style style:name="P3" style:family="paragraph" style:parent-style-name="Text_20_body">
      <style:text-properties officeooo:rsid="0018824a" officeooo:paragraph-rsid="0018824a"/>
    </style:style>
    <style:style style:name="T1" style:family="text">
      <style:text-properties officeooo:rsid="001882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técnico</text:p>
      <text:p text:style-name="P3"/>
      <text:p text:style-name="P3">Na classe Cliente.java, o nosso relacionamento não utiliza o objeto Usuario, mas sim uma variável inteira que representa o código do usuário.</text:p>
      <text:p text:style-name="Text_20_body">Não foi aplicada a abstração da classe entity, mantendo apenas a variável id e o método isNew na classe Cliente.</text:p>
      <text:p text:style-name="Text_20_body"><text:span text:style-name="T1">Na classe </text:span>ClienteDAO <text:s/>implementa<text:span text:style-name="T1">mos</text:span> transações.</text:p>
      <text:p text:style-name="Text_20_body">Criamos um método no UsuarioDAO para inserir um usuário, ao invés de incluir essa lógica dentro do ClienteDAO.</text:p>
      <text:p text:style-name="Text_20_body">Não há tratamento para o caso em que o usuário não seja inserido e a chave de usuário não seja gerada para relacionar com o cliente.</text:p>
      <text:p text:style-name="Text_20_body">No servlet CadastrarCliente, foi adicionada a opção de editar além de cadastrar.</text:p>
      <text:p text:style-name="Text_20_body">Não utilizamos um input específico para o nome de usuário (username), utilizando a mesma variável de nome para definir o username do usuário.</text:p>
      <text:p text:style-name="Text_20_body">A opção de cadastrar cliente não foi adicionada à tela de login, mas sim às opções do menu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0:38:44.223986325</meta:creation-date>
    <dc:date>2024-07-18T11:18:09.289177374</dc:date>
    <meta:editing-duration>PT39M25S</meta:editing-duration>
    <meta:editing-cycles>1</meta:editing-cycles>
    <meta:document-statistic meta:table-count="0" meta:image-count="0" meta:object-count="0" meta:page-count="1" meta:paragraph-count="9" meta:word-count="146" meta:character-count="871" meta:non-whitespace-character-count="733"/>
    <meta:generator>LibreOffice/7.6.4.1$Linux_X86_64 LibreOffice_project/60$Build-1</meta:generator>
  </office:meta>
</office:document-meta>
</file>